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office:automatic-styles>
  <office:body>
    <office:text text:use-soft-page-breaks="true">
      <text:p text:style-name="P1">Verantwortlichkeit der Klassen</text:p>
      <text:p text:style-name="Standard">Die Klassen Achse, Hand, Motor, Inkrementalgeber und Entfernungsmesser sind nur dafür da Zustände von der Hardware auszulesen, oder die Hardware in<text:s/>Bewegung zu setzen. Sie sind sehr primitive Klassen und nicht viel mehr als Wrapper der Hardware-API um die Benutzung für den Programmierer möglichst angenehm zu machen.</text:p>
      <text:p text:style-name="Standard">Die Klasse Arm ist eine Serviceklasse welche die Achsen und die Hand des Roboterarms verwalten. Man soll ihr Zielkoordinaten des Arms übergeben können und die Armklasse steuert die Achsen und die Hand so an, dass die Koordinaten erreicht werden. Des Weiteren kann die Klasse Werte aus der Sensorik der verwalteten Hardware übergeben. So kann<text:s/>man vom Arm erfahren wie schwer ein gehaltenes Objekt ist.</text:p>
      <text:p text:style-name="Standard">Die Radklasse fasst den Motor und den Inkrementalgeber zusammen und ist wieder nicht mehr als ein Wrapper.</text:p>
      <text:p text:style-name="Standard">Die Bewegungsklasse ist von der Bedienung ähnlich wie die Armklasse. Sie übermittelt relevante Werte der Sensorik und nimmt Koordinaten entgegen um die Räder anzusprechen.</text:p>
      <text:p text:style-name="Standard">Die Navigation fasst alle Entfernungsmesser zusammen. Mit diesen Daten und den Daten der Inkrementalgeber die von der ECU übergeben werden, berechnet die Navigationsklasse die aktuelle Position der Maschine. Somit kann sie auch die Karte aktualisieren und den Weg zur nächsten Koordinate berechnen und für die ECU bereitstellen.</text:p>
      <text:p text:style-name="Standard">Die Displayklasse ist eine verwaltende Klasse für die grafische Oberfläche. Sie stellt lediglich alle<text:s/>relevanten Werte der Sensorik und der Karte auf dem Display dar.</text:p>
      <text:p text:style-name="Standard">Das Webinterface nimmt alle Anfragen welche aus dem Internet an das Gerät gestellt werden entgegen und leitet sie an die ECU weiter. Außerdem wird sie genutzt um Daten wieder ins Web zu senden.</text:p>
      <text:p text:style-name="Standard">Die Batterie ist lediglich eine Boundaryklasse, welche den aktuellen Batteriestand zurückgeben kann.</text:p>
      <text:p text:style-name="Standard">Die ECU-Klasse fragt relevante Werte aus ihren Serviceklassen an und reagiert auf diese. Sie veranlasst jede Aktion des Roboters und ist somit die einzige Klasse, welche den Ablauf des autonomen Roboters verwaltet.</text:p>
      <text:p text:style-name="Standard"/>
      <text:p text:style-name="P2">Design Patterns</text:p>
      <text:p text:style-name="Standard">Wir würden ein Vermittlerpattern nutzen. Dabei wäre die ECU-Klasse der Vermittler und die Arm-, Bewegungs-, Navigations-, Display- und Webinterfaceklasse wären die Kollegen.</text:p>
      <text:p text:style-name="Standard">Die Sensoren werden mit einem Wrapperpattern versehen damit sie komfortabler zu benutzen sind.</text:p>
      <text:p text:style-name="Standard">Um an den Sensordaten zu kommen kann man das Delegatorpattern nutzen. So würde man z.B. das Gewicht eines gehaltenen Objektes vom Arm erfahren wollen und der Arm gibt einfach den Wert der Handsensorik zurü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qua</meta:initial-creator>
    <dc:creator>Martinqua</dc:creator>
    <meta:creation-date>2018-01-10T18:40:00Z</meta:creation-date>
    <dc:date>2018-01-10T21:50:00Z</dc:date>
    <meta:template xlink:href="Normal.dotm" xlink:type="simple"/>
    <meta:editing-cycles>3</meta:editing-cycles>
    <meta:editing-duration>PT0S</meta:editing-duration>
    <meta:document-statistic meta:page-count="1" meta:paragraph-count="5" meta:word-count="377" meta:character-count="2525" meta:row-count="17" meta:non-whitespace-character-count="2153"/>
  </office:meta>
</office:document-meta>
</file>